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6c4e" officeooo:paragraph-rsid="000a6c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pués de Instalar el modulo complete_sales, se debe insertar la opción Ventas Integrales en Ventas/Informes Genéricos, que es la que llama a la pantalla del repor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2:59:08.124875265</meta:creation-date>
    <dc:date>2016-12-15T23:06:28.636816414</dc:date>
    <meta:editing-duration>P0D</meta:editing-duration>
    <meta:editing-cycles>1</meta:editing-cycles>
    <meta:document-statistic meta:table-count="0" meta:image-count="0" meta:object-count="0" meta:page-count="1" meta:paragraph-count="1" meta:word-count="26" meta:character-count="167" meta:non-whitespace-character-count="142"/>
    <meta:generator>LibreOffice/4.2.8.2$Linux_X86_64 LibreOffice_project/420m0$Build-2</meta:generator>
  </office:meta>
</office:document-meta>
</file>